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draw:fill="none"/>
    </style:style>
    <style:style style:name="gr1" style:family="graphic">
      <style:graphic-properties draw:stroke="none" svg:stroke-width="0.016cm" draw:stroke-linejoin="round" draw:fill="solid" draw:fill-color="#000000"/>
    </style:style>
    <style:style style:name="gr2" style:family="graphic">
      <style:graphic-properties draw:stroke="none" svg:stroke-width="0.047cm" draw:stroke-linejoin="round" draw:fill="solid" draw:fill-color="#000000"/>
    </style:style>
    <style:style style:name="gr3" style:family="graphic">
      <style:graphic-properties draw:stroke="none" svg:stroke-width="0.042cm" draw:stroke-linejoin="round" draw:fill="solid" draw:fill-color="#dedede"/>
    </style:style>
    <style:style style:name="gr4" style:family="graphic">
      <style:graphic-properties draw:stroke="none" svg:stroke-width="0.047cm" draw:stroke-linejoin="round" draw:fill="gradient" draw:fill-gradient-name="svggradient4"/>
    </style:style>
    <style:style style:name="gr5" style:family="graphic">
      <style:graphic-properties draw:stroke="none" svg:stroke-width="0.047cm" draw:stroke-linejoin="round" draw:fill="gradient" draw:fill-gradient-name="svggradient5" draw:opacity-name="svgopacity5"/>
    </style:style>
    <style:style style:name="gr6" style:family="graphic">
      <style:graphic-properties draw:stroke="none" svg:stroke-width="0.042cm" draw:stroke-linejoin="round" draw:fill="solid" draw:fill-color="#000000"/>
    </style:style>
    <style:style style:name="gr7" style:family="graphic">
      <style:graphic-properties draw:stroke="none" svg:stroke-width="0.163cm" draw:stroke-linejoin="round" draw:fill="solid" draw:fill-color="#eed6b1"/>
    </style:style>
    <style:style style:name="gr8" style:family="graphic">
      <style:graphic-properties draw:stroke="none" svg:stroke-width="0.044cm" draw:stroke-linejoin="round" draw:fill="gradient" draw:fill-gradient-name="svggradient6" draw:opacity-name="svgopacity6"/>
    </style:style>
    <style:style style:name="gr9" style:family="graphic">
      <style:graphic-properties draw:stroke="none" svg:stroke-width="0.016cm" draw:stroke-linejoin="round" draw:fill="gradient" draw:fill-gradient-name="svggradient7"/>
    </style:style>
    <style:style style:name="gr10" style:family="graphic">
      <style:graphic-properties draw:stroke="none" svg:stroke-width="0.044cm" draw:stroke-linejoin="round" draw:fill="solid" draw:fill-color="#000000"/>
    </style:style>
    <style:style style:name="gr11" style:family="graphic">
      <style:graphic-properties draw:stroke="none" svg:stroke-width="0.047cm" draw:stroke-linejoin="round" draw:fill="gradient" draw:fill-gradient-name="svggradient8"/>
    </style:style>
    <style:style style:name="gr12" style:family="graphic">
      <style:graphic-properties draw:stroke="none" svg:stroke-width="0.047cm" draw:stroke-linejoin="round" draw:fill="gradient" draw:fill-gradient-name="svggradient9"/>
    </style:style>
    <style:style style:name="gr13" style:family="graphic">
      <style:graphic-properties draw:stroke="none" svg:stroke-width="0.041cm" draw:stroke-linejoin="round" draw:fill="gradient" draw:fill-gradient-name="svggradient10" draw:opacity-name="svgopacity10"/>
    </style:style>
    <style:style style:name="gr14" style:family="graphic">
      <style:graphic-properties draw:stroke="none" svg:stroke-width="0.051cm" draw:stroke-linejoin="round" draw:fill="gradient" draw:fill-gradient-name="svggradient11" draw:opacity-name="svgopacity11"/>
    </style:style>
    <style:style style:name="gr15" style:family="graphic">
      <style:graphic-properties draw:stroke="none" svg:stroke-width="0.163cm" draw:stroke-linejoin="round" draw:fill="gradient" draw:fill-gradient-name="svggradient12" draw:opacity-name="svgopacity12"/>
    </style:style>
    <style:style style:name="gr16" style:family="graphic">
      <style:graphic-properties draw:stroke="none" svg:stroke-width="0.033cm" draw:stroke-linejoin="miter" draw:fill="solid" draw:fill-color="#8a6223"/>
    </style:style>
  </office:automatic-styles>
  <office:body>
    <office:drawing>
      <draw:page draw:name="page1" draw:style-name="dp1" draw:master-page-name="Default">
        <draw:polygon draw:style-name="gr1" draw:layer="layout" svg:width="0.809cm" svg:height="3.289cm" svg:x="11.516cm" svg:y="12.237cm" svg:viewBox="0 0 810 3290" draw:points="0,0 810,0 810,3290 0,3290">
          <text:p/>
        </draw:polygon>
        <draw:polygon draw:style-name="gr1" draw:layer="layout" svg:width="0.809cm" svg:height="3.289cm" svg:x="13.083cm" svg:y="12.864cm" svg:viewBox="0 0 810 3290" draw:points="0,0 810,0 810,3290 0,3290">
          <text:p/>
        </draw:polygon>
        <draw:path draw:style-name="gr1" draw:layer="layout" svg:width="1.865cm" svg:height="1.675cm" svg:x="10.89cm" svg:y="14.621cm" svg:viewBox="0 0 1866 1676" svg:d="m939 0c-512 0-818 54-927 845-47 347 48 560 208 686 33-145 116-457 172-556 51 377-53 455 1 650 190 68 418 64 627 10 539-136 846-49 846-790 0-740-416-845-927-845z">
          <text:p/>
        </draw:path>
        <draw:path draw:style-name="gr1" draw:layer="layout" svg:width="1.93cm" svg:height="1.734cm" svg:x="12.359cm" svg:y="15.326cm" svg:viewBox="0 0 1931 1735" svg:d="m971 0c-529 0-846 56-958 874-50 359 50 580 215 710 34-149 120-472 177-575 54 390-54 471 2 673 196 70 433 67 649 11 558-141 875-52 875-819 0-765-430-874-960-874z">
          <text:p/>
        </draw:path>
        <draw:polygon draw:style-name="gr1" draw:layer="layout" svg:width="0.809cm" svg:height="3.289cm" svg:x="5.466cm" svg:y="12.237cm" svg:viewBox="0 0 810 3290" draw:points="0,0 810,0 810,3290 0,3290">
          <text:p/>
        </draw:polygon>
        <draw:polygon draw:style-name="gr1" draw:layer="layout" svg:width="0.809cm" svg:height="3.289cm" svg:x="7.033cm" svg:y="12.864cm" svg:viewBox="0 0 810 3290" draw:points="0,0 810,0 810,3290 0,3290">
          <text:p/>
        </draw:polygon>
        <draw:path draw:style-name="gr1" draw:layer="layout" svg:width="1.865cm" svg:height="1.675cm" svg:x="4.84cm" svg:y="14.621cm" svg:viewBox="0 0 1866 1676" svg:d="m939 0c-512 0-818 54-927 845-47 347 48 560 208 686 33-145 116-457 172-556 51 377-53 455 1 650 190 68 418 64 627 10 539-136 846-49 846-790 0-740-416-845-927-845z">
          <text:p/>
        </draw:path>
        <draw:path draw:style-name="gr1" draw:layer="layout" svg:width="1.93cm" svg:height="1.734cm" svg:x="6.309cm" svg:y="15.326cm" svg:viewBox="0 0 1931 1735" svg:d="m971 0c-529 0-846 56-958 874-50 359 50 580 215 710 34-149 120-472 177-575 54 390-54 471 2 673 196 70 433 67 649 11 558-141 875-52 875-819 0-765-430-874-960-874z">
          <text:p/>
        </draw:path>
        <draw:path draw:style-name="gr2" draw:layer="layout" svg:width="15.616cm" svg:height="13.91cm" svg:x="0.968cm" svg:y="0.345cm" svg:viewBox="0 0 15617 13911" svg:d="m5795 6c-199 120-409 214-643 217-290 65-540 318-572 617-423 42-728 530-600 930-1144 313-2079 1101-2876 1948-769 732-1199 1813-1087 2874 110 1377 1091 2613 2357 3134-84 189-66 432 67 595-240 257-186 727 120 910-94 309 15 677 323 816 92 227 287 402 385 627 106 133 260 240 433 254 106 276 443 426 723 354 131 339 597 498 902 293 332 50 647 197 980 221 161-37 337-117 477 14 236 164 552 99 760-66 205-77 379 68 562 111 405 43 815 85 1218 27 195 42 388 7 548-113 172-94 327 1 471 92 211 77 468 44 634-113 182 3 357-92 499 70 262 117 612 39 775-204 260 174 636 134 834-112 185-80 397-115 521-293 196-187 547-124 668-403 113-156 364-142 454-336 130-150 126-365 130-540 65-172 186-275 341-358 194-191 277-521 118-758 105-247 402-470 264-770-101-297-31-646-211-915 175-233 178-556-3-787-32-314-178-625-413-847 27-273-53-576-323-696-192-81-134-347-316-456-211-145-395-320-576-499-145-297-537-366-820-241-131-222-367-375-626-361-178-143-331-351-589-329-156-51-330 153-432 76-189-183-490-234-728-119-151-51-287-171-455-146-102-161-128-364-260-512-28-186 214-288 196-488 80-169-128-388 69-488 284-353 140-990-319-1110-129-163-202-401-417-462-100-211-150-466-382-581-169-133-439-61-553-267-136-103-298-178-470-182-146-328-552-503-894-411-204-174-495-233-751-152-158-78-342-78-513-65z">
          <text:p/>
        </draw:path>
        <draw:path draw:style-name="gr3" draw:layer="layout" svg:width="4.476cm" svg:height="3.954cm" svg:x="1.748cm" svg:y="2.338cm" svg:viewBox="0 0 4477 3955" svg:d="m1758 767c1216-793 2031-1127 2608-242 406 623-348 1684-1564 2476-1217 792-2294 1298-2700 675s439-2117 1656-2909z">
          <text:p/>
        </draw:path>
        <draw:path draw:style-name="gr2" draw:layer="layout" svg:width="13.069cm" svg:height="8.935cm" svg:x="3.379cm" svg:y="5.202cm" svg:viewBox="0 0 13070 8936" svg:d="m7561 18c-214 3-228 350-452 267-921-28-1844-140-2765-77-1555 190-2877 1342-3484 2756-231 519-370 1075-423 1640-392 38-550 626-231 852-153 153-271 373-167 589 26 148 239 234 281 305-179 258-33 680 281 742-7 195 177 317 271 449 38 236 271 423 510 407 61 299 451 459 712 312 53 358 519 558 800 319 226 70 463 89 686 157 182 115 396 91 572-14 220 24 408 276 653 185 165-13 238-241 417-156 185-49 307 21 450 120 279 34 561 18 840 62 187 26 376-109 564-14 201 21 316-211 515-161 178-112 246 88 400 132 186 64 418 13 542-146 158 107 366-161 459 23 242 219 697 125 801-189 188 118 442 248 646 92 115-113 214-230 390-212 237-72 329-362 596-364 208-26 342-179 419-361 321 11 576-375 430-667 160-68 99-330 258-342 288-101 445-507 232-749 12-187 156-273 249-411 89-152 72-358-36-497 57-193-61-385-43-581-77-139-215-247-27-363 113-195 66-471-113-609 78-245-117-474-227-676-166-82-202-215-148-379 10-255-249-441-442-493 19-231-151-465-380-509-66-212-349-241-409-461-169-229-506-226-726-95-130-126-188-359-413-364-169 0-337-25-404-200-195-212-581-203-756 25-127-153-273-310-492-288-196 28-311 168-459-18-113-68-253-65-377-38zm152 105c-187 0-336 133-367 305l-2513-124c-2327 0-4137 2105-4279 4417-7-1-13-3-19-3-209 0-380 164-380 366 0 138 82 252 198 314-6 26-17 50-17 77 0 23 10 42 14 64-129 58-220 181-220 327 0 202 168 366 377 366 15 0 27-6 41-8 0 3-2 5-2 8 0 28 10 52 16 77-116 63-198 177-198 314 0 202 168 367 377 367 2 0 4 0 6 0-6 25-17 49-17 77 0 164 115 301 270 347-2 15-8 30-8 46 0 202 168 364 377 364 44 0 84-9 124-22-1 8-6 14-6 22 0 202 169 366 378 366 102 0 193-41 261-105 33 18 67 31 105 39-5 22-14 43-14 66 0 202 171 366 380 366 113 0 211-50 281-126 62 42 133 74 215 74 38 0 72-12 107-22 67 61 159 99 259 99 39 0 74-11 110-22 69 76 168 127 281 127 118 0 217-56 286-138 65 51 144 85 234 85 4 0 7-2 11-2 69 93 175 159 303 159 161 0 298-97 352-234 64 46 138 77 223 77 89 0 167-33 232-82 59 126 188 214 341 214 52 0 104-11 149-30 57 33 122 55 193 55 65 0 122-19 176-47 62 43 133 75 215 75 104 0 198-41 267-108 64 48 141 80 228 80 144 0 267-80 331-195 50 24 105 38 165 38 96 0 181-37 248-93 50 144 185 250 352 250 144 0 267-80 330-195 51 24 105 38 166 38 133 0 246-70 313-170 32 170 181 302 367 302 199 0 356-150 371-338 40 13 80 25 124 25 20 0 36-9 55-11 68 99 179 168 311 168 180 0 323-124 361-287 42 16 88 25 135 25 166 0 304-104 355-248 93-17 170-63 226-132 24 5 46 14 72 14 209 0 377-165 377-366 0-7-3-13-3-20 31 8 62 20 96 20 209 0 378-162 378-364 0-85-35-161-86-223 126-59 215-180 215-325 0-32-9-61-16-91 19 3 37 11 57 11 209 0 378-164 378-366 0-106-49-197-124-264 42-59 71-127 71-204 0-35-12-67-22-99 162-41 284-175 284-344 0-103-45-195-116-262 24-47 39-101 39-157 0-78-32-147-75-206 11-34 22-70 22-108 0-119-65-219-157-286 0-43-10-85-24-124 121-61 206-178 206-319 0-143-86-265-209-325 30-52 52-110 52-174 0-112-54-208-137-275-17-140-112-254-245-300-14-55-36-106-72-149 36-56 63-116 63-187 0-202-168-366-377-366-45 0-89 10-129 25-2-3-7-3-9-6 42-59 72-124 72-201 0-193-158-348-355-361-34-155-164-271-331-286-11-192-170-347-371-347-105 0-199 41-267 108-46-20-99-28-152-28-25 0-45 9-69 14 1-5 3-9 3-14 0-202-168-366-377-366-48 0-93 9-135 25-44-49-98-87-162-108-49-147-187-256-356-256-147 0-273 83-336 201-35-10-69-19-107-19-19 0-36 8-55 11-34-169-179-297-363-297-152 0-282 87-342 212-36-166-181-292-363-292z">
          <text:p/>
        </draw:path>
        <draw:path draw:style-name="gr4" draw:layer="layout" svg:width="12.817cm" svg:height="8.695cm" svg:x="3.509cm" svg:y="5.325cm" svg:viewBox="0 0 12818 8696" svg:d="m7583 0c-187 0-336 134-366 306l-2514-124c-2327 0-4137 2104-4279 4416-7 0-12-3-19-3-209 0-380 165-380 367 0 137 82 251 198 313-6 26-16 50-16 78 0 22 9 42 13 63-129 58-220 181-220 328 0 201 168 366 377 366 15 0 27-7 42-9-1 3-3 6-3 9 0 27 10 51 16 77-116 62-198 176-198 314 0 201 168 366 377 366 2 0 4 0 6 0-6 26-17 49-17 77 0 165 115 301 270 347-2 16-8 30-8 47 0 201 168 363 377 363 44 0 84-8 124-22-1 8-6 14-6 22 0 202 169 366 378 366 102 0 193-41 261-104 33 18 67 30 105 38-4 22-14 43-14 66 0 202 171 367 380 367 113 0 211-51 281-127 62 42 133 74 215 74 38 0 72-12 107-22 68 61 159 99 259 99 39 0 74-11 110-22 69 76 168 127 281 127 118 0 217-56 286-138 65 51 144 86 234 86 4 0 7-3 11-3 69 94 175 160 303 160 161 0 298-98 352-234 64 45 139 77 224 77 88 0 166-33 231-83 59 126 188 215 341 215 52 0 104-12 149-30 57 32 122 55 193 55 65 0 122-19 176-47 62 42 133 75 215 75 104 0 198-42 267-108 64 48 141 80 228 80 145 0 267-81 331-196 50 24 105 39 165 39 96 0 181-37 248-94 50 145 185 251 352 251 144 0 267-81 330-196 51 24 105 39 166 39 133 0 246-71 314-171 31 170 180 303 366 303 199 0 356-151 371-339 40 14 80 25 124 25 20 0 37-8 55-11 68 99 180 168 312 168 179 0 322-124 360-286 42 15 88 24 135 24 166 0 304-104 355-248 93-16 171-62 226-132 24 5 46 14 72 14 209 0 377-164 377-366 0-7-2-13-3-19 31 8 63 19 96 19 209 0 378-162 378-364 0-85-35-160-86-223 126-59 215-180 215-324 0-32-8-62-16-91 19 3 37 11 57 11 209 0 378-165 378-367 0-106-49-197-124-264 42-59 71-126 71-204 0-35-12-67-22-99 162-41 285-175 285-344 0-103-46-195-117-261 24-48 39-101 39-157 0-78-32-148-75-207 11-34 22-69 22-107 0-120-65-220-156-287 0-43-11-85-25-124 121-60 206-178 206-319 0-142-86-264-209-325 30-52 52-109 52-173 0-113-54-209-137-276-17-140-112-254-245-300-14-55-36-106-72-148 36-57 63-117 63-188 0-201-168-366-377-366-45 0-89 11-129 25-2-3-7-3-9-6 42-58 72-124 72-201 0-193-158-347-355-360-34-155-164-272-331-287-11-192-169-347-371-347-105 0-199 42-267 108-46-19-99-28-152-28-24 0-45 10-69 14 1-5 3-9 3-14 0-201-168-366-377-366-47 0-93 10-135 25-44-49-98-86-162-107-49-148-187-257-356-257-147 0-273 83-336 201-34-10-69-19-107-19-19 0-36 8-55 11-34-168-179-297-363-297-152 0-281 87-342 212-36-165-181-292-363-292z">
          <text:p/>
        </draw:path>
        <draw:path draw:style-name="gr5" draw:layer="layout" svg:width="12.118cm" svg:height="6.723cm" svg:x="3.638cm" svg:y="5.464cm" svg:viewBox="0 0 12119 6724" svg:d="m7360 11c-143 86-191 379-419 279-931-31-1864-137-2795-88-1408 156-2603 1171-3219 2412-283 582-445 1217-502 1861-101 161-414 122-401 367 71 149 251 266 181 459-70 142-297 247-164 430 112 131 437 94 381 336-63 136-288 246-26 295 147 143 304 320 535 267 180-73 330 35 506 47 187-39 361-89 533 27 197 70 370-48 528-137 225 44 481 221 684 22 122-125 276-298 463-175 204 69 353-158 537-112 166 108 216 361 451 368 230 57 434-103 562-271 219-53 503 124 670-108 99-166 368-157 367 68 156 383 817 365 901-56 12-185 191-253 348-192 274-19 392 335 679 265 226-22 376-207 444-404 184-122 435 57 612-114 143-124 204-335 410-363 141-125 310-190 497-171 245-40 394-287 397-518 139-188 415 6 573-169 237-158 235-503 73-708 15-239 396-296 324-575-27-162 97-346 278-279 144-18 404-141 342-308-130-126-356-303-215-502 43-217-209-332-385-272-254-92 98-414-165-504-175-51-253-221-388-305-177-63-193-289-342-365-201-41-381 186-577 44-180-58-122-372-354-331-275 48-418-217-604-351-227-52-349 316-587 169-143-81-182-336-395-275-114 94-335 299-427 72-45-125-191-170-311-135z">
          <text:p/>
        </draw:path>
        <draw:path draw:style-name="gr6" draw:layer="layout" svg:width="4.734cm" svg:height="4.205cm" svg:x="1.614cm" svg:y="2.206cm" svg:viewBox="0 0 4735 4206" svg:d="m3419 18c-758 188-1429 627-2033 1108-657 569-1250 1306-1380 2188-55 431 262 912 728 892 609 19 1156-315 1671-599 910-525 1843-1178 2269-2177 154-417 11-900-342-1169-246-216-592-302-913-243zm-1528 880c1217-792 2032-1126 2608-241 407 623-347 1683-1564 2476-1217 792-2294 1298-2699 674s438-2117 1655-2909z">
          <text:p/>
        </draw:path>
        <draw:path draw:style-name="gr7" draw:layer="layout" svg:width="7.991cm" svg:height="8.314cm" svg:x="1.219cm" svg:y="1.86cm" svg:viewBox="0 0 7992 8315" svg:d="m5728 8c-984 82-1925 561-2591 1286-1509 248-2883 1452-3099 3002-225 1380 560 2791 1761 3461 1626 968 3921 661 5160-797 601-673 882-1585 836-2479 14-1134 492-1765-94-3405-252-707-979-1072-1665-1075-103-3-206 0-308 7z">
          <text:p/>
        </draw:path>
        <draw:path draw:style-name="gr8" draw:layer="layout" svg:width="7.991cm" svg:height="8.314cm" svg:x="1.219cm" svg:y="1.86cm" svg:viewBox="0 0 7992 8315" svg:d="m5728 8c-984 82-1925 561-2591 1286-1509 248-2883 1452-3099 3002-225 1380 560 2791 1761 3461 1626 968 3921 661 5160-797 601-673 882-1585 836-2479 14-1134 492-1765-94-3405-252-707-979-1072-1665-1075-103-3-206 0-308 7z">
          <text:p/>
        </draw:path>
        <draw:path draw:style-name="gr9" draw:layer="layout" svg:width="6.068cm" svg:height="5.746cm" svg:x="4.499cm" svg:y="5.059cm" svg:viewBox="0 0 6069 5747" svg:d="m4540 0c-7 438-19 877-24 1313 45 895-237 1808-838 2481-894 1051-2333 1494-3678 1302 635 404 1418 651 2274 651 2095 0 3795-1432 3795-3197 0-1046-607-1966-1529-2550z">
          <text:p/>
        </draw:path>
        <draw:path draw:style-name="gr10" draw:layer="layout" svg:width="0.822cm" svg:height="0.569cm" svg:x="4.389cm" svg:y="2.624cm" svg:viewBox="0 0 823 570" svg:d="m615 2c-92 9-204 51-314 121-212 136-337 331-292 447 169-13 378-86 584-219 85-54 157-116 226-178 8-38 5-71-11-100-30-56-102-80-193-71z">
          <text:p/>
        </draw:path>
        <draw:path draw:style-name="gr1" draw:layer="layout" svg:width="0.871cm" svg:height="0.736cm" svg:x="5.505cm" svg:y="2.884cm" svg:viewBox="0 0 872 737" svg:d="m455 0c-208-7-415 155-455 376-2 50 35 88 65 122 45 46 96 91 157 107 200 16 405 37 589 132 52-19 35-91 17-131-31-103-9-218 40-311 21-55-36-93-61-133-89-104-221-164-352-162z">
          <text:p/>
        </draw:path>
        <draw:path draw:style-name="gr10" draw:layer="layout" svg:width="8.241cm" svg:height="8.569cm" svg:x="1.091cm" svg:y="1.732cm" svg:viewBox="0 0 8242 8570" svg:d="m5854 6c-1004 91-1961 565-2654 1296-1578 273-2996 1579-3177 3206-202 1582 853 3156 2314 3725 1711 742 3928 238 5033-1299 541-705 715-1617 694-2489 60-858 322-1731 80-2587-111-638-390-1317-1007-1613-391-216-843-264-1283-239zm1 130c-984 82-1925 560-2591 1286-1508 248-2883 1452-3098 3002-226 1380 559 2791 1760 3461 1626 968 3921 659 5161-797 600-673 881-1585 835-2480 14-1133 492-1764-93-3404-252-707-980-1072-1666-1075-103-3-206 0-308 7z">
          <text:p/>
        </draw:path>
        <draw:path draw:style-name="gr11" draw:layer="layout" svg:width="5.796cm" svg:height="3.821cm" svg:x="5.169cm" svg:y="0.59cm" svg:viewBox="0 0 5797 3822" svg:d="m1785 7c-252-60-367 286-581 203-326-49-680 278-556 611-16 64-317-30-420 97-283 151-311 592-40 769 224 214 567 48 757-7 227 250 552-41 757 174 208 129 448-103 564 152 159 130 379 74 417 314 94 184 388 194 496 223-6 319 360 560 655 457 82 288 436 428 705 319-27 407 508 638 824 419 332-143 218-611 107-757 280-86 435-457 241-697-117-235-481-111-448-408-50-196-324-251-414-329 111-350-314-674-638-555-77-259-386-418-641-330-17-366-477-566-780-391-146-223-466-299-696-162-91-62-198-103-309-102z">
          <text:p/>
        </draw:path>
        <draw:path draw:style-name="gr2" draw:layer="layout" svg:width="6.044cm" svg:height="4.062cm" svg:x="5.039cm" svg:y="0.467cm" svg:viewBox="0 0 6045 4063" svg:d="m1783 1c-193 54-334 262-551 203-320 8-627 302-601 630-471-36-821 576-517 953 194 281 597 320 883 169 210 91 435 78 658 82 156 82 326 137 508 99 152 30 249 191 417 224 155 98 187 322 396 359 239-21 234 191 358 334 137 151 350 242 555 213 120 241 410 371 671 333 125 562 1048 640 1243 89 67-169 41-365-35-528 419-217 355-950-131-1041-182-80-117-357-334-415-200-48-178-227-234-382-118-234-388-391-651-354-117-218-375-355-622-334-99-335-517-517-837-394-178-193-488-260-730-154-133-80-295-91-446-86zm132 128c-252-60-367 287-581 203-326-49-680 278-556 611-16 65-317-30-420 97-283 151-311 592-40 769 224 214 567 48 757-7 227 250 552-41 757 174 208 130 448-103 564 152 159 130 379 74 417 314 94 184 388 194 496 223-6 319 360 560 655 457 82 288 435 429 705 319-27 407 508 638 824 419 332-143 218-611 107-757 280-86 434-457 241-697-117-235-481-111-448-408-50-196-324-251-414-329 111-350-314-674-638-555-77-259-386-418-641-330-17-366-477-566-780-391-146-223-466-299-696-162-91-62-198-103-309-102z">
          <text:p/>
        </draw:path>
        <draw:path draw:style-name="gr12" draw:layer="layout" svg:width="2.586cm" svg:height="5.602cm" svg:x="8.545cm" svg:y="3.713cm" svg:viewBox="0 0 2587 5603" svg:d="m2587 3149c0 1537-176 2454-1294 2454-787 0-1293-1281-1293-2818s175-2785 961-2785c787 0 1626 1612 1626 3149z">
          <text:p/>
        </draw:path>
        <draw:path draw:style-name="gr13" draw:layer="layout" svg:width="0.233cm" svg:height="0.222cm" svg:x="4.739cm" svg:y="2.706cm" svg:viewBox="0 0 234 223" svg:d="m176 197v0 0c-55 40-127 32-160-17s-15-117 41-156v0 0 0c55-38 127-30 160 17s15 118-41 156z">
          <text:p/>
        </draw:path>
        <draw:path draw:style-name="gr14" draw:layer="layout" svg:width="0.304cm" svg:height="0.264cm" svg:x="5.685cm" svg:y="2.975cm" svg:viewBox="0 0 305 265" svg:d="m230 235v0 0c-72 47-166 37-209-20s-19-140 53-186v0 0 0c72-46 166-36 209 20s19 140-53 186z">
          <text:p/>
        </draw:path>
        <draw:path draw:style-name="gr2" draw:layer="layout" svg:width="2.84cm" svg:height="5.86cm" svg:x="8.418cm" svg:y="3.584cm" svg:viewBox="0 0 2841 5861" svg:d="m935 13c-558 138-738 758-826 1255-152 1194-203 2450 217 3598 185 500 598 1032 1187 994 551-1 1064-407 1165-954 193-700 183-1440 129-2158-116-904-426-1840-1098-2485-217-175-489-307-774-250zm1778 3265c0 1538-175 2454-1293 2454-787 0-1293-1281-1293-2818s174-2785 961-2785 1625 1612 1625 3149z">
          <text:p/>
        </draw:path>
        <draw:path draw:style-name="gr15" draw:layer="layout" svg:width="1.004cm" svg:height="5.017cm" svg:x="8.681cm" svg:y="3.955cm" svg:viewBox="0 0 1005 5018" svg:d="m498 15c-431 495-430 1192-482 1811-44 1016-40 2117 526 3003 67 175 261 286 367 71 175-305 52-677 89-1011-4-1198 15-2403-23-3598-70-175-280-345-477-276z">
          <text:p/>
        </draw:path>
        <draw:path draw:style-name="gr16" draw:layer="layout" svg:width="0.393cm" svg:height="1.172cm" svg:x="2.594cm" svg:y="5.727cm" svg:viewBox="0 0 394 1173" svg:d="m49 0c73 101 82 229 117 345 25 98 70 191 131 272 62 93 115 205 92 319-13 90-55 181-131 233-66 22-112-47-139-97-58-106-43-231-57-347-9-114-12-228-18-342-17-106-67-214-31-322 5-22 6-58 36-61z">
          <text:p/>
        </draw:path>
        <draw:path draw:style-name="gr16" draw:layer="layout" svg:width="0.243cm" svg:height="1.537cm" svg:x="2.905cm" svg:y="7.349cm" svg:viewBox="0 0 244 1538" svg:d="m56 22c11 260-35 527 42 781 57 221 122 443 143 672 14 32-23 96-46 41-72-249-156-497-189-756-18-193 20-390-5-579-9-69 47-133 53-181l1 12z">
          <text:p/>
        </draw:path>
        <draw:path draw:style-name="gr16" draw:layer="layout" svg:width="1.155cm" svg:height="0.804cm" svg:x="3.213cm" svg:y="6.161cm" svg:viewBox="0 0 1156 805" svg:d="m1145 0c-166 32-295 148-445 219-98 49-204 76-311 97-125 31-257 85-328 200-48 71-77 162-51 247 41 57 121 44 179 28 128-30 223-124 319-206 116-92 225-192 337-288 96-66 217-109 279-215 11-24 51-55 21-82z">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svggradient10" draw:style="linear" draw:start-color="#ffffff" draw:end-color="#ffffff" draw:start-intensity="100%" draw:end-intensity="100%" draw:angle="0" draw:border="0%"/>
    <draw:gradient draw:name="svggradient11" draw:style="linear" draw:start-color="#ffffff" draw:end-color="#ffffff" draw:start-intensity="100%" draw:end-intensity="100%" draw:angle="0" draw:border="0%"/>
    <draw:gradient draw:name="svggradient12" draw:style="linear" draw:start-color="#ffffff" draw:end-color="#ffffff" draw:start-intensity="100%" draw:end-intensity="100%" draw:angle="0" draw:border="0%"/>
    <draw:gradient draw:name="svggradient4" draw:style="ellipsoid" draw:cx="50%" draw:cy="50%" draw:start-color="#fdfdfd" draw:end-color="#dcdcdc" draw:start-intensity="100%" draw:end-intensity="100%" draw:angle="0" draw:border="0%"/>
    <draw:gradient draw:name="svggradient5" draw:style="ellipsoid" draw:cx="50%" draw:cy="50%" draw:start-color="#ffffff" draw:end-color="#ffffff" draw:start-intensity="100%" draw:end-intensity="100%" draw:angle="0" draw:border="0%"/>
    <draw:gradient draw:name="svggradient6" draw:style="ellipsoid" draw:cx="50%" draw:cy="50%" draw:start-color="#c98b2b" draw:end-color="#c98b2b" draw:start-intensity="100%" draw:end-intensity="100%" draw:angle="0" draw:border="0%"/>
    <draw:gradient draw:name="svggradient7" draw:style="linear" draw:start-color="#000000" draw:end-color="#790000" draw:start-intensity="100%" draw:end-intensity="100%" draw:angle="0" draw:border="0%"/>
    <draw:gradient draw:name="svggradient8" draw:style="ellipsoid" draw:cx="50%" draw:cy="50%" draw:start-color="#fdfdfd" draw:end-color="#dcdcdc" draw:start-intensity="100%" draw:end-intensity="100%" draw:angle="283" draw:border="0%"/>
    <draw:gradient draw:name="svggradient9" draw:style="ellipsoid" draw:cx="50%" draw:cy="50%" draw:start-color="#fdfdfd" draw:end-color="#dcdcdc" draw:start-intensity="100%" draw:end-intensity="100%" draw:angle="893" draw:border="0%"/>
    <draw:opacity draw:name="svgopacity10" draw:style="linear" draw:start="0%" draw:end="100%" draw:angle="0" draw:border="0%"/>
    <draw:opacity draw:name="svgopacity11" draw:style="linear" draw:start="0%" draw:end="100%" draw:angle="0" draw:border="0%"/>
    <draw:opacity draw:name="svgopacity12" draw:style="linear" draw:start="0%" draw:end="100%" draw:angle="0" draw:border="0%"/>
    <draw:opacity draw:name="svgopacity5" draw:style="ellipsoid" draw:cx="50%" draw:cy="50%" draw:start="0%" draw:end="100%" draw:angle="0" draw:border="0%"/>
    <draw:opacity draw:name="svgopacity6" draw:style="ellipsoid" draw:cx="50%" draw:cy="50%" draw:start="100%" draw:end="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nl" fo:country="NL"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7.639cm" fo:page-height="17.63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date xmlns:dc="http://purl.org/dc/elements/1.1/">2009-02-05T23:56:09</dc:date>
    <dc:creator xmlns:dc="http://purl.org/dc/elements/1.1/">André Schoubroeck</dc:creator>
    <meta:document-statistic xmlns:meta="urn:oasis:names:tc:opendocument:xmlns:meta:1.0" meta:object-count="30"/>
    <meta:generator xmlns:meta="urn:oasis:names:tc:opendocument:xmlns:meta:1.0">OpenOffice.org/3.0$Linux OpenOffice.org_project/300m9$Build-9358</meta:generator>
  </office:meta>
</office:document-meta>
</file>